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cd00"/>
    </style:style>
    <style:style style:name="gr4" style:family="graphic" style:parent-style-name="standard">
      <style:graphic-properties svg:stroke-width="0.1cm" draw:fill-color="#cdcd00"/>
    </style:style>
    <style:style style:name="gr5" style:family="graphic" style:parent-style-name="standard">
      <style:graphic-properties svg:stroke-width="0.1cm" draw:fill-color="#cd0000"/>
    </style:style>
    <style:style style:name="gr6" style:family="graphic" style:parent-style-name="standard">
      <style:graphic-properties svg:stroke-width="0.1cm" draw:fill-color="#cdcdbd"/>
    </style:style>
    <style:style style:name="gr7" style:family="graphic" style:parent-style-name="standard">
      <style:graphic-properties svg:stroke-width="0.1cm" draw:fill-color="#cdcdc1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5cm"/>
          <draw:glue-point draw:id="6" svg:x="5cm" svg:y="-4.333cm"/>
          <draw:glue-point draw:id="7" svg:x="5cm" svg:y="5cm"/>
          <draw:glue-point draw:id="8" svg:x="-5cm" svg:y="0cm"/>
          <draw:glue-point draw:id="9" svg:x="5cm" svg:y="0cm"/>
          <draw:glue-point draw:id="10" svg:x="0cm" svg:y="-5cm"/>
          <draw:glue-point draw:id="11" svg:x="0cm" svg:y="5cm"/>
          <draw:glue-point draw:id="12" svg:x="0.5cm" svg:y="0.333cm"/>
          <draw:rect draw:style-name="gr1" draw:layer="layout" svg:width="1.333cm" svg:height="2cm" svg:x="0cm" svg:y="0cm">
            <text:p/>
          </draw:rect>
          <draw:rect draw:style-name="gr2" draw:layer="layout" svg:width="1.333cm" svg:height="2cm" svg:x="0cm" svg:y="0cm">
            <text:p/>
          </draw:rect>
          <draw:rect draw:style-name="gr1" draw:layer="layout" svg:width="1.067cm" svg:height="0.8cm" svg:x="0.067cm" svg:y="0.067cm">
            <text:p/>
          </draw:rect>
          <draw:rect draw:style-name="gr2" draw:layer="layout" svg:width="1.067cm" svg:height="0.8cm" svg:x="0.067cm" svg:y="0.067cm">
            <text:p/>
          </draw:rect>
          <draw:line draw:style-name="gr2" draw:layer="layout" svg:x1="0.067cm" svg:y1="0.333cm" svg:x2="1.133cm" svg:y2="0.333cm">
            <text:p/>
          </draw:line>
          <draw:line draw:style-name="gr2" draw:layer="layout" svg:x1="1.133cm" svg:y1="0.6cm" svg:x2="0.067cm" svg:y2="0.6cm">
            <text:p/>
          </draw:line>
          <draw:rect draw:style-name="gr1" draw:layer="layout" svg:width="0.733cm" svg:height="0.4cm" svg:x="0.2cm" svg:y="0.933cm">
            <text:p/>
          </draw:rect>
          <draw:rect draw:style-name="gr2" draw:layer="layout" svg:width="0.733cm" svg:height="0.4cm" svg:x="0.2cm" svg:y="0.933cm">
            <text:p/>
          </draw:rect>
          <draw:line draw:style-name="gr2" draw:layer="layout" svg:x1="0cm" svg:y1="1.533cm" svg:x2="1.333cm" svg:y2="1.533cm">
            <text:p/>
          </draw:line>
          <draw:rect draw:style-name="gr3" draw:layer="layout" svg:width="0.067cm" svg:height="0.067cm" svg:x="0.933cm" svg:y="1.4cm">
            <text:p/>
          </draw:rect>
          <draw:rect draw:style-name="gr2" draw:layer="layout" svg:width="0.067cm" svg:height="0.067cm" svg:x="0.933cm" svg:y="1.4cm">
            <text:p/>
          </draw:rect>
          <draw:rect draw:style-name="gr4" draw:layer="layout" svg:width="0.067cm" svg:height="0.067cm" svg:x="1.067cm" svg:y="1.4cm">
            <text:p/>
          </draw:rect>
          <draw:rect draw:style-name="gr2" draw:layer="layout" svg:width="0.067cm" svg:height="0.067cm" svg:x="1.067cm" svg:y="1.4cm">
            <text:p/>
          </draw:rect>
          <draw:rect draw:style-name="gr5" draw:layer="layout" svg:width="0.067cm" svg:height="0.067cm" svg:x="1.2cm" svg:y="1.4cm">
            <text:p/>
          </draw:rect>
          <draw:rect draw:style-name="gr2" draw:layer="layout" svg:width="0.067cm" svg:height="0.067cm" svg:x="1.2cm" svg:y="1.4cm">
            <text:p/>
          </draw:rect>
          <draw:rect draw:style-name="gr6" draw:layer="layout" svg:width="0.133cm" svg:height="0.133cm" svg:x="1.133cm" svg:y="1.2cm">
            <text:p/>
          </draw:rect>
          <draw:rect draw:style-name="gr2" draw:layer="layout" svg:width="0.133cm" svg:height="0.133cm" svg:x="1.133cm" svg:y="1.2cm">
            <text:p/>
          </draw:rect>
          <draw:line draw:style-name="gr2" draw:layer="layout" svg:x1="0.2cm" svg:y1="1.133cm" svg:x2="0.933cm" svg:y2="1.133cm">
            <text:p/>
          </draw:line>
          <draw:rect draw:style-name="gr6" draw:layer="layout" svg:width="0.2cm" svg:height="0.2cm" svg:x="1.067cm" svg:y="0.933cm">
            <text:p/>
          </draw:rect>
          <draw:rect draw:style-name="gr2" draw:layer="layout" svg:width="0.2cm" svg:height="0.2cm" svg:x="1.067cm" svg:y="0.933cm">
            <text:p/>
          </draw:rect>
          <draw:rect draw:style-name="gr7" draw:layer="layout" svg:width="0.933cm" svg:height="0.067cm" svg:x="0.133cm" svg:y="0.667cm">
            <text:p/>
          </draw:rect>
          <draw:rect draw:style-name="gr2" draw:layer="layout" svg:width="0.933cm" svg:height="0.067cm" svg:x="0.133cm" svg:y="0.667cm">
            <text:p/>
          </draw:rect>
          <draw:line draw:style-name="gr2" draw:layer="layout" svg:x1="0.267cm" svg:y1="1cm" svg:x2="0.867cm" svg:y2="1cm">
            <text:p/>
          </draw:line>
          <draw:rect draw:style-name="gr7" draw:layer="layout" svg:width="0.333cm" svg:height="0.067cm" svg:x="0.4cm" svg:y="1cm">
            <text:p/>
          </draw:rect>
          <draw:rect draw:style-name="gr2" draw:layer="layout" svg:width="0.333cm" svg:height="0.067cm" svg:x="0.4cm" svg:y="1cm">
            <text:p/>
          </draw:rect>
          <draw:line draw:style-name="gr2" draw:layer="layout" svg:x1="0.933cm" svg:y1="0.8cm" svg:x2="1.067cm" svg:y2="0.8cm">
            <text:p/>
          </draw:line>
          <draw:line draw:style-name="gr2" draw:layer="layout" svg:x1="0.067cm" svg:y1="1.6cm" svg:x2="1.267cm" svg:y2="1.6cm">
            <text:p/>
          </draw:line>
          <draw:line draw:style-name="gr2" draw:layer="layout" svg:x1="1.267cm" svg:y1="1.667cm" svg:x2="0.067cm" svg:y2="1.667cm">
            <text:p/>
          </draw:line>
          <draw:line draw:style-name="gr2" draw:layer="layout" svg:x1="0.067cm" svg:y1="1.733cm" svg:x2="1.267cm" svg:y2="1.733cm">
            <text:p/>
          </draw:line>
          <draw:line draw:style-name="gr2" draw:layer="layout" svg:x1="1.267cm" svg:y1="1.933cm" svg:x2="0.067cm" svg:y2="1.933cm">
            <text:p/>
          </draw:line>
          <draw:line draw:style-name="gr2" draw:layer="layout" svg:x1="0.067cm" svg:y1="1.867cm" svg:x2="1.267cm" svg:y2="1.867cm">
            <text:p/>
          </draw:line>
          <draw:line draw:style-name="gr2" draw:layer="layout" svg:x1="1.267cm" svg:y1="1.8cm" svg:x2="0.067cm" svg:y2="1.8cm">
            <text:p/>
          </draw:line>
          <draw:line draw:style-name="gr2" draw:layer="layout" svg:x1="0.133cm" svg:y1="0.8cm" svg:x2="0.2cm" svg:y2="0.8cm">
            <text:p/>
          </draw:line>
          <draw:line draw:style-name="gr2" draw:layer="layout" svg:x1="0.267cm" svg:y1="0.8cm" svg:x2="0.333cm" svg:y2="0.8cm">
            <text:p/>
          </draw:line>
          <draw:line draw:style-name="gr2" draw:layer="layout" svg:x1="0.267cm" svg:y1="1.067cm" svg:x2="0.333cm" svg:y2="1.067cm">
            <text:p/>
          </draw:line>
          <draw:line draw:style-name="gr2" draw:layer="layout" svg:x1="0.8cm" svg:y1="1.067cm" svg:x2="0.867cm" svg:y2="1.0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Minitower PC</dc:title>
    <meta:creation-date>2011-02-07T17:12:05</meta:creation-date>
    <meta:editing-duration>P0D</meta:editing-duration>
    <meta:editing-cycles>1</meta:editing-cycles>
    <meta:document-statistic meta:object-count="37"/>
    <meta:generator>OpenOffice.org/3.3$Linux OpenOffice.org_project/330m20$Build-9567</meta:generator>
  </office:meta>
</office:document-meta>
</file>